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5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054cm" svg:height="1.1cm" svg:x="6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054cm" svg:height="1.1cm" svg:x="7.6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054cm" svg:height="1.1cm" svg:x="6.3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054cm" svg:height="1.1cm" svg:x="7.6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054cm" svg:height="1.1cm" svg:x="6.3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054cm" svg:height="1.1cm" svg:x="7.6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54cm" svg:height="1.1cm" svg:x="6.3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054cm" svg:height="1.1cm" svg:x="7.6cm" svg:y="14.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1.75cm" svg:y1="7.1cm" svg:x2="21.777cm" svg:y2="9cm" draw:start-shape="id1" draw:start-glue-point="2" draw:end-shape="id2" svg:d="m21750 7100c0 1426 27 477 27 1900" svg:viewBox="0 0 28 1901">
          <text:p/>
        </draw:connector>
        <draw:frame draw:style-name="gr3" draw:layer="layout" svg:width="6.9cm" svg:height="1.428cm" svg:x="4.2cm" svg:y="1.272cm">
          <draw:text-box>
            <text:p>C language case</text:p>
          </draw:text-box>
        </draw:frame>
        <draw:line draw:style-name="gr4" draw:text-style-name="P1" draw:layer="layout" svg:x1="14.7cm" svg:y1="1.3cm" svg:x2="14.7cm" svg:y2="16.8cm">
          <text:p/>
        </draw:line>
        <draw:custom-shape draw:style-name="gr5" draw:text-style-name="P1" xml:id="id2" draw:id="id2" draw:layer="layout" svg:width="8.754cm" svg:height="2cm" svg:x="17.4cm" svg:y="9cm">
          <text:p text:style-name="P1">unsafeInterleave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7cm" svg:height="1.428cm" svg:x="19.1cm" svg:y="1.372cm">
          <draw:text-box>
            <text:p>Haskell case</text:p>
          </draw:text-box>
        </draw:frame>
        <draw:custom-shape draw:style-name="gr5" draw:text-style-name="P1" xml:id="id3" draw:id="id3" draw:layer="layout" svg:width="6.4cm" svg:height="2cm" svg:x="18.6cm" svg:y="13cm">
          <text:p text:style-name="P1">RSS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.5cm" svg:height="4.5cm" svg:x="2.7cm" svg:y="7.7cm">
          <text:p text:style-name="P1">Glu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654cm" svg:height="2cm" svg:x="6cm" svg:y="9.6cm"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7.3cm" svg:height="2cm" svg:x="18.1cm" svg:y="5.1cm">
          <text:p text:style-name="P1">lw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21.777cm" svg:y1="11cm" svg:x2="21.8cm" svg:y2="13cm" draw:start-shape="id2" draw:end-shape="id3" svg:d="m21777 11000c0 1501 23 502 23 2000" svg:viewBox="0 0 24 2001">
          <text:p/>
        </draw:connector>
        <draw:custom-shape draw:style-name="gr5" draw:text-style-name="P1" draw:layer="layout" svg:width="6.4cm" svg:height="2cm" svg:x="4.2cm" svg:y="14.2cm">
          <text:p text:style-name="P1">RSS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3cm" svg:height="2cm" svg:x="3.9cm" svg:y="3.7cm">
          <text:p text:style-name="P1">lw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6.827cm" svg:y1="5.7cm" svg:x2="6.827cm" svg:y2="7.7cm" draw:start-shape="id4" draw:start-glue-point="2" draw:end-shape="id5" draw:end-glue-point="0" svg:d="m6827 5700v2000" svg:viewBox="0 0 1 2001">
          <text:p/>
        </draw:connector>
        <draw:connector draw:style-name="gr2" draw:text-style-name="P1" draw:layer="layout" draw:type="curve" svg:x1="8.127cm" svg:y1="7.7cm" svg:x2="8.127cm" svg:y2="5.7cm" draw:start-shape="id6" draw:start-glue-point="0" draw:end-shape="id7" svg:d="m8127 7700v-2000" svg:viewBox="0 0 1 2001">
          <text:p/>
        </draw:connector>
        <draw:connector draw:style-name="gr2" draw:text-style-name="P1" draw:layer="layout" draw:type="curve" svg:x1="6.827cm" svg:y1="12.2cm" svg:x2="6.827cm" svg:y2="14.2cm" draw:start-shape="id8" draw:start-glue-point="2" draw:end-shape="id9" draw:end-glue-point="0" svg:d="m6827 12200v2000" svg:viewBox="0 0 1 2001">
          <text:p/>
        </draw:connector>
        <draw:connector draw:style-name="gr2" draw:text-style-name="P1" draw:layer="layout" draw:type="curve" svg:x1="8.127cm" svg:y1="14.2cm" svg:x2="8.127cm" svg:y2="12.2cm" draw:start-shape="id10" draw:start-glue-point="0" draw:end-shape="id11" svg:d="m8127 14200v-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8:14:15.998104980</dc:date>
    <dc:creator>Okabe Kiwamu</dc:creator>
    <meta:editing-duration>PT3H2M32S</meta:editing-duration>
    <meta:editing-cycles>276</meta:editing-cycles>
    <meta:generator>LibreOffice/4.1.1.2$Linux_X86_64 LibreOffice_project/410m0$Build-2</meta:generator>
    <meta:document-statistic meta:object-count="24"/>
  </office:meta>
</office:document-meta>
</file>